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282058B7F9E07A1.png" manifest:media-type="image/png"/>
  <manifest:file-entry manifest:full-path="Pictures/100000000000044C0000023E1EDF93811A3BA17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84cm, 0cm, 1.66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91cm" svg:y="2.053cm" svg:width="17cm" svg:height="8.871cm" draw:z-index="0"><draw:image xlink:href="Pictures/100000000000044C0000023E1EDF93811A3BA17A.jpg" xlink:type="simple" xlink:show="embed" xlink:actuate="onLoad" loext:mime-type="image/jpeg"/></draw:frame><draw:frame draw:style-name="fr1" draw:name="Image2" text:anchor-type="char" svg:x="-0.127cm" svg:y="13.776cm" svg:width="17cm" svg:height="7.408cm" draw:z-index="1"><draw:image xlink:href="Pictures/1000020100000780000004385282058B7F9E07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20:26:53.886921839</meta:creation-date>
    <dc:date>2022-11-09T20:31:03.241531863</dc:date>
    <meta:editing-duration>PT4M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